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41.01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143.51mm"/>
    </style:style>
    <style:style style:name="co9" style:family="table-column">
      <style:table-column-properties fo:break-before="auto" style:column-width="65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13.23mm" fo:break-before="auto" style:use-optimal-row-height="false"/>
    </style:style>
    <style:style style:name="ro7" style:family="table-row">
      <style:table-row-properties style:row-height="12.96mm" fo:break-before="auto" style:use-optimal-row-height="false"/>
    </style:style>
    <style:style style:name="ro8" style:family="table-row">
      <style:table-row-properties style:row-height="17.2mm" fo:break-before="auto" style:use-optimal-row-height="false"/>
    </style:style>
    <style:style style:name="ro9" style:family="table-row">
      <style:table-row-properties style:row-height="15.61mm" fo:break-before="auto" style:use-optimal-row-height="false"/>
    </style:style>
    <style:style style:name="ro10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background-color="transparent" fo:wrap-option="wrap" style:vertical-align="automatic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3.53mm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mm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5" table:default-cell-style-name="ce1"/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3:.G11])" office:value-type="float" office:value="12926.8" calcext:value-type="float">
            <text:p>12926.8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Name</text:p>
          </table:table-cell>
          <table:table-cell table:style-name="ce3"/>
          <table:table-cell table:style-name="ce6" office:value-type="string" calcext:value-type="string">
            <text:p>Numbers</text:p>
          </table:table-cell>
          <table:table-cell table:style-name="ce6" office:value-type="string" calcext:value-type="string">
            <text:p>Part name/ Size</text:p>
          </table:table-cell>
          <table:table-cell table:style-name="ce6" office:value-type="string" calcext:value-type="string">
            <text:p>Note</text:p>
          </table:table-cell>
          <table:table-cell table:style-name="ce6" office:value-type="string" calcext:value-type="string">
            <text:p>Price (Rupees)</text:p>
          </table:table-cell>
          <table:table-cell table:style-name="ce5" office:value-type="string" calcext:value-type="string">
            <text:p>Remark</text:p>
          </table:table-cell>
          <table:table-cell table:style-name="ce5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Horn antenna 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custom made</text:p>
          </table:table-cell>
          <table:table-cell table:style-name="ce3"/>
          <table:table-cell table:style-name="ce6"/>
          <table:table-cell table:style-name="ce5" office:value-type="string" calcext:value-type="string">
            <text:p>We gave the instructions to make this in our paper</text:p>
          </table:table-cell>
          <table:table-cell table:style-name="ce5"/>
          <table:table-cell table:number-columns-repeated="1015"/>
        </table:table-row>
        <table:table-row table:style-name="ro4">
          <table:table-cell table:style-name="ce2"/>
          <table:table-cell table:style-name="ce4" office:value-type="string" calcext:value-type="string">
            <text:p>Micro-strip band-pass filter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ustom made </text:p>
          </table:table-cell>
          <table:table-cell table:style-name="ce10" office:value-type="string" calcext:value-type="string">
            <text:p>1365 – 1475 MHz</text:p>
          </table:table-cell>
          <table:table-cell table:style-name="ce7"/>
          <table:table-cell table:style-name="ce13" office:value-type="string" calcext:value-type="string">
            <text:p>We gave the instructions to make this in our paper</text:p>
          </table:table-cell>
          <table:table-cell table:style-name="ce13"/>
          <table:table-cell table:style-name="ce2" table:number-columns-repeated="1015"/>
        </table:table-row>
        <table:table-row table:style-name="ro5">
          <table:table-cell table:style-name="ce2"/>
          <table:table-cell table:style-name="ce4" office:value-type="string" calcext:value-type="string">
            <text:p>Low noise amplifire</text:p>
          </table:table-cell>
          <table:table-cell table:style-name="ce4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ZX60-P105LN+</text:p>
          </table:table-cell>
          <table:table-cell table:style-name="ce11" office:value-type="string" calcext:value-type="string">
            <text:p>Gain =14.35 dB <text:s text:c="7"/></text:p>
          </table:table-cell>
          <table:table-cell table:style-name="ce7" office:value-type="float" office:value="8746" calcext:value-type="float">
            <text:p>8746</text:p>
          </table:table-cell>
          <table:table-cell table:style-name="ce13" office:value-type="string" calcext:value-type="string">
            <text:p><text:a xlink:href="https://www.mouser.in/ProductDetail/Mini-Circuits/ZX60-P105LN%2B?qs=xZ%2FP%252Ba9zWqY4i2ow1yxImw%3D%3D" xlink:type="simple">https://www.mouser.in/ProductDetail/Mini-Circuits/ZX60-P105LN%2B?qs=xZ%2FP%252Ba9zWqY4i2ow1yxImw%3D%3D</text:a></text:p>
          </table:table-cell>
          <table:table-cell table:style-name="ce13"/>
          <table:table-cell table:style-name="ce2" table:number-columns-repeated="1015"/>
        </table:table-row>
        <table:table-row table:style-name="ro6">
          <table:table-cell table:style-name="Default"/>
          <table:table-cell table:style-name="Default" office:value-type="string" calcext:value-type="string">
            <text:p>Band Pass Filter</text:p>
          </table:table-cell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ZX75BP-1500-S+</text:p>
          </table:table-cell>
          <table:table-cell table:style-name="ce8" office:value-type="string" calcext:value-type="string">
            <text:p>1350 - 1650 Mhz</text:p>
          </table:table-cell>
          <table:table-cell table:style-name="ce8" office:value-type="string" calcext:value-type="string">
            <text:p>$60</text:p>
          </table:table-cell>
          <table:table-cell table:style-name="Default" office:value-type="string" calcext:value-type="string">
            <text:p><text:a xlink:href="https://www.mini-circuits.com/WebStore/dashboard.html?model=ZX75BP-1500-S%2B" xlink:type="simple">https://www.mini-circuits.com/WebStore/dashboard.html?model=ZX75BP-1500-S%2B</text:a></text:p>
          </table:table-cell>
          <table:table-cell table:style-name="Default" table:number-columns-repeated="1016"/>
        </table:table-row>
        <table:table-row table:style-name="ro7">
          <table:table-cell table:style-name="Default"/>
          <table:table-cell table:style-name="Default" office:value-type="string" calcext:value-type="string">
            <text:p>Amplifire</text:p>
          </table:table-cell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ZX60-6013E-S+</text:p>
          </table:table-cell>
          <table:table-cell table:style-name="ce8" office:value-type="string" calcext:value-type="string">
            <text:p>20 - 6000 MHz</text:p>
          </table:table-cell>
          <table:table-cell table:style-name="ce8" office:value-type="string" calcext:value-type="string">
            <text:p>$100</text:p>
          </table:table-cell>
          <table:table-cell table:style-name="Default" office:value-type="string" calcext:value-type="string">
            <text:p><text:a xlink:href="https://www.minicircuits.com/WebStore/dashboard.html?model=ZX60-6013E-S%2B" xlink:type="simple">https://www.minicircuits.com/WebStore/dashboard.html?model=ZX60-6013E-S%2B</text:a></text:p>
          </table:table-cell>
          <table:table-cell table:style-name="ce5"/>
          <table:table-cell table:number-columns-repeated="1015"/>
        </table:table-row>
        <table:table-row table:style-name="ro8">
          <table:table-cell/>
          <table:table-cell table:style-name="ce3" office:value-type="string" calcext:value-type="string">
            <text:p>Filter for 1420 Mhz + Low noise amplifire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Nooelec SAWbird+ H1 Barebones</text:p>
          </table:table-cell>
          <table:table-cell table:style-name="ce12" office:value-type="string" calcext:value-type="string">
            <text:p>Gain = 42 dB. Center frequency=1420 Mhz. 3 dB Bandwidth is 65Mhz</text:p>
          </table:table-cell>
          <table:table-cell table:style-name="ce6" office:value-type="float" office:value="2800" calcext:value-type="float">
            <text:p>2800</text:p>
          </table:table-cell>
          <table:table-cell table:style-name="ce5" office:value-type="string" calcext:value-type="string">
            <text:p><text:span text:style-name="T1">Alternative product for Low noise amplifire</text:span> (ZX60-P105LN+)    <text:a xlink:href="https://www.amazon.com/Nooelec-SAWbird-H1-Barebones-Applications/dp/B07XJLKQDN" xlink:type="simple">https://www.amazon.com/Nooelec-SAWbird-H1-Barebones-Applications/dp/B07XJLKQDN</text:a></text:p>
          </table:table-cell>
          <table:table-cell table:style-name="ce5"/>
          <table:table-cell table:number-columns-repeated="1015"/>
        </table:table-row>
        <table:table-row table:style-name="ro9">
          <table:table-cell/>
          <table:table-cell table:style-name="ce3" office:value-type="string" calcext:value-type="string">
            <text:p>cable 25ft with both side SMA connector 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LMR195</text:p>
          </table:table-cell>
          <table:table-cell table:style-name="ce12" office:value-type="string" calcext:value-type="string">
            <text:p>Attunation = 3.6250 dB at 1500 Mhz</text:p>
          </table:table-cell>
          <table:table-cell table:style-name="ce6" office:value-type="float" office:value="1180.8" calcext:value-type="float">
            <text:p>1180.8</text:p>
          </table:table-cell>
          <table:table-cell table:style-name="ce5" office:value-type="string" calcext:value-type="string">
            <text:p><text:a xlink:href="https://www.mouser.in/ProductDetail/Amphenol-Times-Microwave-Systems/LMR-195?qs=%252BRAvXJslkuBCfb8ywmwsAg%3D%3D&amp;gclid=Cj0KCQjw0oCDBhCPARIsAII3C_GEOF-ixIzV4I4q5cwuYXfovDApMcgfTI4P7JpBWN8nXxqt6q3EsFYaAhmeEALw_wcB" xlink:type="simple">https://www.mouser.in/ProductDetail/Amphenol-Times-Microwave-Systems/LMR-195?qs=%252BRAvXJslkuBCfb8ywmwsAg%3D%3D&amp;gclid=Cj0KCQjw0oCDBhCPARIsAII3C_GEOF-ixIzV4I4q5cwuYXfovDApMcgfTI4P7JpBWN8nXxqt6q3EsFYaAhmeEALw_wcB</text:a></text:p>
          </table:table-cell>
          <table:table-cell table:style-name="ce5"/>
          <table:table-cell table:number-columns-repeated="1015"/>
        </table:table-row>
        <table:table-row table:style-name="ro10">
          <table:table-cell/>
          <table:table-cell table:style-name="ce3" office:value-type="string" calcext:value-type="string">
            <text:p>software Defined Radio (SDR)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NooElec NESDR SMArt</text:p>
          </table:table-cell>
          <table:table-cell table:style-name="ce12" office:value-type="string" calcext:value-type="string">
            <text:p>RTL2832U &amp; R820T2-Based Software Defined Radio</text:p>
          </table:table-cell>
          <table:table-cell table:style-name="ce6" office:value-type="string" calcext:value-type="string">
            <text:p>$37</text:p>
          </table:table-cell>
          <table:table-cell table:style-name="ce5" office:value-type="string" calcext:value-type="string">
            <text:p><text:a xlink:href="https://www.nooelec.com/store/sdr/sdr-receivers/nesdr-smart-sdr.html" xlink:type="simple">https://www.nooelec.com/store/sdr/sdr-receivers/nesdr-smart-sdr.html</text:a></text:p>
          </table:table-cell>
          <table:table-cell table:style-name="ce5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ower Supl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5V DC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8T14:21:16.249371105</meta:creation-date>
    <dc:date>2021-03-28T17:09:31.375177898</dc:date>
    <meta:editing-duration>PT41M14S</meta:editing-duration>
    <meta:editing-cycles>2</meta:editing-cycles>
    <meta:generator>LibreOffice/6.0.7.3$Linux_X86_64 LibreOffice_project/00m0$Build-3</meta:generator>
    <meta:document-statistic meta:table-count="1" meta:cell-count="57" meta:object-count="0"/>
  </office:meta>
</office:document-meta>
</file>